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Light" svg:font-family="'Segoe U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Segoe UI Light" fo:font-size="12pt" fo:font-weight="normal" style:font-size-asian="12pt" style:font-size-complex="12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.5pt" fo:font-style="italic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line-height="138%" style:writing-mode="lr-tb"/>
    </style:style>
    <style:style style:name="P5" style:family="paragraph" style:parent-style-name="Text_20_body">
      <style:paragraph-properties fo:margin-top="0cm" fo:margin-bottom="0cm" fo:line-height="138%" style:writing-mode="lr-tb"/>
      <style:text-properties style:font-name="Segoe UI Light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font-name="Arial1" fo:font-size="13.5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3.5pt" fo:font-style="normal" style:text-underline-style="none" fo:font-weight="bold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d86b45b-902c-bd5e-2916-6f2493dc6060"/><text:span text:style-name="T1">WEB301 <text:s text:c="36"/></text:span><text:span text:style-name="T2">Final Project <text:s text:c="26"/></text:span><text:span text:style-name="T1">Michael Johnston</text:span></text:p>
      <text:p text:style-name="P4"/>
      <text:p text:style-name="P2"><text:tab/><text:tab/><text:tab/><text:tab/><text:tab/><text:tab/>Part 1</text:p>
      <text:p text:style-name="P4"/>
      <text:p text:style-name="P3"><text:tab/>In this project I will be firstly describing what I plan to do with my selected website and how I plan on improving on it. Secondly I will be creating some digital sketches and mockups of the initial design plans that I will be working from for this project. The website I am selecting for this project is the current website for the local seafood restaurant "Lilly Kazzillys". I will be improving on the current design that they have created for their website, lillykazzillys.com.</text:p>
      <text:p text:style-name="P4"/>
      <text:p text:style-name="P3"><text:tab/>The company I have selected for the project is a local seafood restaurant located on riverside drive. The name of this restaurant is "Lilly Kazzillys Crabshack and Grill". They have been open since 1996 and are open 7 days a week. They host live entertainment and have a full bar inside. They are the only casual seafood restaurant on the river in Windsor and offer an amazing view of the lake across from Peche Island. They have a full patio area to eat at and offer a full beach styled volleyball court.</text:p>
      <text:p text:style-name="P4"/>
      <text:p text:style-name="P3"><text:tab/>The reason I have selected this company for my project is because I have been employed there for almost 2 years. At the beginning of 2015, I was hired by them as a Dishwasher. I was informed of this open position by my friend who was the previous DishWasher, that got promoted to a cook. I worked this position for about 9 to 10 months and then got moved up to cook at the beginning of 2016. I am currently still employed here and am able to cook everything on the menu. I plan on staying employed here until I get my first job in the industry.</text:p>
      <text:p text:style-name="P4"/>
      <text:p text:style-name="P3"><text:tab/>A major reason why I chose this website is because of the outdated layout and design. There is relatively zero interactive components included on the website. It seems to be a generated website from some program. There is also no use of HTML5, CSS3, and Javascript. The navigation links have default styles and there are a lot of unnecessary links as well. The entire website is condensed into a small column that is in the middle and has a very unappealing background color surrounding it.</text:p>
      <text:p text:style-name="P4"/>
      <text:p text:style-name="P3"><text:tab/>Ways in which I plan on improving the design and interactivity of this website is to completely recreate it. I will add a completely new design where it is easy navigate and understand the contents of the website. I will have a drop down navigation bar that will keep a lot of unnecessary</text:p>
      <text:p text:style-name="P3">links off the front of the page. Instead it will showcase the actual head content such as the menu and upcoming live entertainment. I will include much better colours for the background and text. I will also improve the text content by adding styles and fonts. I will also condense the amount of extra pages into less pages. I plan on including some javascript functionality that will condense some of this information in a more user friendly way. I will also be using some bootstrap elements that will improve the look and interactivity of the website. Overall I plan on making this website look much different from the original but a lot more visually appealing and interactive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Light" svg:font-family="'Segoe U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1M45S</meta:editing-duration>
    <meta:editing-cycles>6</meta:editing-cycles>
    <meta:generator>OpenOffice/4.1.1$Win32 OpenOffice.org_project/411m6$Build-9775</meta:generator>
    <dc:date>2016-11-23T14:32:38.30</dc:date>
    <dc:creator>Michael Johnston</dc:creator>
    <meta:document-statistic meta:table-count="0" meta:image-count="0" meta:object-count="0" meta:page-count="1" meta:paragraph-count="8" meta:word-count="545" meta:character-count="3105"/>
    <meta:user-defined meta:name="Info 1"/>
    <meta:user-defined meta:name="Info 2"/>
    <meta:user-defined meta:name="Info 3"/>
    <meta:user-defined meta:name="Info 4"/>
  </office:meta>
</office:document-meta>
</file>